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9595d" officeooo:paragraph-rsid="0019595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9595d" officeooo:paragraph-rsid="0019595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19595d" officeooo:paragraph-rsid="0019595d" style:font-weight-asian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weight="normal" officeooo:rsid="0019595d" officeooo:paragraph-rsid="0019595d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800080" loext:char-shading-value="0"/>
    </style:style>
    <style:style style:name="T4" style:family="text">
      <style:text-properties fo:background-color="#800080" loext:char-shading-value="0"/>
    </style:style>
    <style:style style:name="T5" style:family="text">
      <style:text-properties fo:background-color="#ffbf00" loext:char-shading-value="0"/>
    </style:style>
    <style:style style:name="T6" style:family="text">
      <style:text-properties fo:background-color="#00a933" loext:char-shading-value="0"/>
    </style:style>
    <style:style style:name="T7" style:family="text">
      <style:text-properties fo:background-color="#729fcf" loext:char-shading-value="0"/>
    </style:style>
    <style:style style:name="T8" style:family="text">
      <style:text-properties fo:background-color="#729fc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Oktario Mufti Yudha</text:p>
      <text:p text:style-name="P1">NPM : 2320506044</text:p>
      <text:p text:style-name="P1"/>
      <text:p text:style-name="P2"/>
      <text:p text:style-name="P3"/>
      <text:p text:style-name="P4"><text:tab/><text:span text:style-name="T2">Teknologi informasi</text:span> telah menjadi urat nadi kehidupan modern. <text:span text:style-name="T2">Teknologi informasi</text:span> bagaikan jaringan yang menghubungkan manusia, mengantarkan informasi dan membuka peluang baru di berbagai <text:span text:style-name="T8">bidang</text:span>.</text:p>
      <text:p text:style-name="P4"/>
      <text:p text:style-name="P4"><text:tab/><text:span text:style-name="T8">Bidang</text:span> teknologi informasi telah merevolusi cara kita berkomunikasi. Sebagai contoh pada <text:span text:style-name="T8">bidang</text:span> media sosial dan aplikasi pesan instan memungkinkan kita untuk terhubung dengan orang lain di seluruh dunia secara real-time. Dunia terasa semakin kecil dan <text:span text:style-name="T8">bidang</text:span> komunikasi menjadi lebih mudah dan efisi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43:04.712400792</meta:creation-date>
    <dc:date>2024-03-22T22:53:13.770670855</dc:date>
    <meta:editing-duration>PT10M10S</meta:editing-duration>
    <meta:editing-cycles>1</meta:editing-cycles>
    <meta:document-statistic meta:table-count="0" meta:image-count="0" meta:object-count="0" meta:page-count="1" meta:paragraph-count="4" meta:word-count="74" meta:character-count="542" meta:non-whitespace-character-count="470"/>
    <meta:generator>LibreOffice/7.3.7.2$Linux_X86_64 LibreOffice_project/30$Build-2</meta:generator>
  </office:meta>
</office:document-meta>
</file>